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61cm" fo:margin-left="0cm" fo:margin-top="0cm" fo:margin-bottom="0cm" table:align="left" style:writing-mode="lr-tb"/>
    </style:style>
    <style:style style:name="Таблица1.A" style:family="table-column">
      <style:table-column-properties style:column-width="7.108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6.1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1c6c6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1c6c6"/>
    </style:style>
    <style:style style:name="P3" style:family="paragraph" style:parent-style-name="Standard">
      <style:paragraph-properties fo:margin-left="0cm" fo:margin-right="1.249cm" fo:orphans="0" fo:widows="0" fo:text-indent="1.251cm" style:auto-text-indent="false"/>
      <style:text-properties officeooo:paragraph-rsid="0001c6c6"/>
    </style:style>
    <style:style style:name="P4" style:family="paragraph" style:parent-style-name="Standard">
      <style:paragraph-properties fo:margin-left="0cm" fo:margin-right="1.249cm" fo:orphans="0" fo:widows="0" fo:text-indent="0cm" style:auto-text-indent="false"/>
      <style:text-properties officeooo:paragraph-rsid="0001c6c6"/>
    </style:style>
    <style:style style:name="P5" style:family="paragraph" style:parent-style-name="Standard">
      <style:paragraph-properties fo:margin-left="0cm" fo:margin-right="1.249cm" fo:text-align="center" style:justify-single-word="false" fo:orphans="0" fo:widows="0" fo:text-indent="1.251cm" style:auto-text-indent="false"/>
      <style:text-properties fo:color="#000000" loext:opacity="100%" fo:font-size="11pt" officeooo:paragraph-rsid="0001c6c6" style:font-size-asian="11pt" style:font-size-complex="11pt"/>
    </style:style>
    <style:style style:name="P6" style:family="paragraph" style:parent-style-name="Standard">
      <style:paragraph-properties fo:margin-left="0cm" fo:margin-right="1.249cm" fo:orphans="0" fo:widows="0" fo:text-indent="0cm" style:auto-text-indent="false"/>
      <style:text-properties fo:color="#000000" loext:opacity="100%" fo:font-size="11pt" officeooo:paragraph-rsid="0001c6c6" style:font-size-asian="11pt" style:font-size-complex="11pt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ize="11pt" officeooo:paragraph-rsid="0001c6c6" style:font-size-asian="11pt" style:font-size-complex="11pt"/>
    </style:style>
    <style:style style:name="P8" style:family="paragraph" style:parent-style-name="Standard">
      <style:paragraph-properties fo:margin-left="0cm" fo:margin-right="1.249cm" fo:orphans="0" fo:widows="0" fo:text-indent="1.251cm" style:auto-text-indent="false"/>
      <style:text-properties officeooo:rsid="00139a76" officeooo:paragraph-rsid="0001c6c6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01c6c6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6pt" fo:font-weight="bold" officeooo:rsid="0001c6c6" officeooo:paragraph-rsid="0001c6c6" style:font-size-asian="14pt" style:font-weight-asian="bold" style:font-size-complex="16pt" style:font-weight-complex="bold"/>
    </style:style>
    <style:style style:name="P1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6pt" fo:font-weight="bold" officeooo:rsid="0001c6c6" officeooo:paragraph-rsid="0001c6c6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6pt" fo:font-style="normal" fo:font-weight="bold" officeooo:rsid="0001c6c6" officeooo:paragraph-rsid="0001c6c6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6pt" fo:font-style="normal" fo:font-weight="bold" officeooo:rsid="0001c6c6" officeooo:paragraph-rsid="0001c6c6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6pt" fo:font-style="normal" fo:font-weight="bold" officeooo:rsid="00031cc1" officeooo:paragraph-rsid="00031cc1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6pt" fo:font-style="normal" fo:font-weight="normal" officeooo:rsid="0001c6c6" officeooo:paragraph-rsid="0001c6c6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6pt" fo:font-style="normal" fo:font-weight="normal" officeooo:rsid="00031cc1" officeooo:paragraph-rsid="00031cc1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weight="normal" officeooo:rsid="0001c6c6" officeooo:paragraph-rsid="0001c6c6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4pt" fo:font-weight="normal" officeooo:rsid="0001c6c6" officeooo:paragraph-rsid="0001c6c6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4pt" fo:font-weight="bold" officeooo:rsid="0001c6c6" officeooo:paragraph-rsid="0001c6c6" style:font-size-asian="12.25pt" style:font-weight-asian="bold" style:font-size-complex="14pt" style:font-weight-complex="bold"/>
    </style:style>
    <style:style style:name="P2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4pt" fo:font-weight="bold" officeooo:rsid="0001c6c6" officeooo:paragraph-rsid="0001c6c6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style="italic" fo:font-weight="normal" officeooo:rsid="0001c6c6" officeooo:paragraph-rsid="0001c6c6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style="normal" fo:font-weight="normal" officeooo:rsid="0001c6c6" officeooo:paragraph-rsid="0001c6c6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style="normal" fo:font-weight="normal" officeooo:rsid="00031cc1" officeooo:paragraph-rsid="00031cc1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style="normal" fo:font-weight="normal" officeooo:rsid="0004945e" officeooo:paragraph-rsid="0004945e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style="normal" fo:font-weight="bold" officeooo:rsid="00031cc1" officeooo:paragraph-rsid="00031cc1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20pt" fo:font-style="normal" fo:font-weight="bold" officeooo:rsid="0004945e" officeooo:paragraph-rsid="0004945e" style:font-size-asian="17.5pt" style:font-style-asian="normal" style:font-weight-asian="bold" style:font-size-complex="20pt" style:font-style-complex="normal" style:font-weight-complex="bold"/>
    </style:style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tyle="italic" style:font-style-asian="italic" style:font-style-complex="italic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color="#000000" loext:opacity="100%" fo:font-size="14pt" style:font-size-asian="12.25pt" style:font-size-complex="14pt"/>
    </style:style>
    <style:style style:name="T7" style:family="text">
      <style:text-properties fo:color="#000000" loext:opacity="100%" fo:font-size="14pt" fo:font-style="italic" style:font-size-asian="12.25pt" style:font-style-asian="italic" style:font-size-complex="14pt" style:font-style-complex="italic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1c6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Московский государственный технический</text:span></text:p>
      <text:p text:style-name="P1"><text:span text:style-name="T9">университет им. Н.Э. Баумана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/>
      <text:p text:style-name="P1">Факультет «Информатика и системы управления»</text:p>
      <text:p text:style-name="P1">Кафедра ИУ5 «Системы обработки информации и управления»</text:p>
      <text:p text:style-name="P1"/>
      <text:p text:style-name="P1"/>
      <text:p text:style-name="P1"/>
      <text:p text:style-name="P1"/>
      <text:p text:style-name="P1"/>
      <text:p text:style-name="P1"/>
      <text:p text:style-name="P1">Курс «Парадигмы и конструкции языков программирования»</text:p>
      <text:p text:style-name="P1"/>
      <text:p text:style-name="P1">Отчет по <text:span text:style-name="T10">домашнему заданию.</text:span></text:p>
      <text:p text:style-name="P9"><text:tab/><text:tab/><text:tab/><text:tab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">Выполнил:</text:span>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3"><text:span text:style-name="T1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1">студент группы ИУ5-32Б</text:span>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8"><text:span text:style-name="T1">Носков Алексей</text:span>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Гапанюк Юрий Евгеньевич </text:span>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<text:s text:c="10"/></text:span>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6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Москва, 2024 г.</text:span></text:p>
      <text:p text:style-name="P10"><text:soft-page-break/><text:span text:style-name="T2">Язык программирования Prolog</text:span></text:p>
      <text:p text:style-name="P10"><text:span text:style-name="T2"/></text:p>
      <text:p text:style-name="P17"><text:span text:style-name="T2"><text:tab/>Prolog — это логический языки программирования, основанный на предикатной логике. Он используется для решения задач, связанных с искусственным интеллектом, и отлично подходит для обработки естественного языка и разработки экспертных систем. Основные возможности языка Prolog включают работу с фактами, правилами и запросами.</text:span></text:p>
      <text:p text:style-name="P17"><text:span text:style-name="T2"><text:tab/></text:span></text:p>
      <text:p text:style-name="P17"><text:span text:style-name="T2"><text:tab/>Prolog (от англ. Programming in Logic) — это декларативный язык программирования, основанный на логике предикатов. Он широко используется в области искусственного интеллекта, особенно для задач, связанных с обработкой естественного языка, экспертными системами и базами данных. В этой статье мы рассмотрим основные аспекты Prolog, включая его синтаксис, идеи, логику и возможности.</text:span></text:p>
      <text:p text:style-name="P17"><text:span text:style-name="T2"/></text:p>
      <text:p text:style-name="P11"><text:span text:style-name="T2">Синтаксис Prolog</text:span></text:p>
      <text:p text:style-name="P20"><text:span text:style-name="T2">Основные элементы</text:span></text:p>
      <text:p text:style-name="P17"><text:span text:style-name="T2"/></text:p>
      <text:p text:style-name="P17"><text:span text:style-name="T2"><text:s text:c="4"/>Факты: Факты представляют собой базовые утверждения, которые являются истинными.</text:span></text:p>
      <text:p text:style-name="P17"><text:span text:style-name="T2"/></text:p>
      <text:p text:style-name="P21"><text:span text:style-name="T2">% Факт: Сократ — человек.</text:span></text:p>
      <text:p text:style-name="P21"><text:span text:style-name="T2">человек(сократ).</text:span></text:p>
      <text:p text:style-name="P17"><text:span text:style-name="T2"/></text:p>
      <text:p text:style-name="P21"><text:span text:style-name="T2">% Факт: Сократ — философ.</text:span></text:p>
      <text:p text:style-name="P17"><text:span text:style-name="T3">философ(сократ).</text:span></text:p>
      <text:p text:style-name="P17"><text:span text:style-name="T4"/></text:p>
      <text:p text:style-name="P17"><text:span text:style-name="T2">Правила: Правила определяют отношения между фактами.</text:span></text:p>
      <text:p text:style-name="P17"><text:span text:style-name="T2"/></text:p>
      <text:p text:style-name="P21"><text:span text:style-name="T2">% Правило: Если кто-то философ, то он мудрый.</text:span></text:p>
      <text:p text:style-name="P21"><text:span text:style-name="T2">мудрый(X) :- философ(X).</text:span></text:p>
      <text:p text:style-name="P17"><text:span text:style-name="T2"/></text:p>
      <text:p text:style-name="P17"><text:span text:style-name="T2">Запросы: Запросы используются для поиска информации в базе знаний.</text:span></text:p>
      <text:p text:style-name="P17"><text:span text:style-name="T2"/></text:p>
      <text:p text:style-name="P17"><text:span text:style-name="T2"><text:s text:c="4"/></text:span><text:span text:style-name="T3">% Запрос: Кто мудрый?</text:span></text:p>
      <text:p text:style-name="P21"><text:span text:style-name="T2"><text:s text:c="4"/>?- мудрый(X).</text:span></text:p>
      <text:p text:style-name="P17"><text:span text:style-name="T2"/></text:p>
      <text:p text:style-name="P19"><text:span text:style-name="T2">Переменные и условия</text:span></text:p>
      <text:p text:style-name="P17"><text:span text:style-name="T2"/></text:p>
      <text:p text:style-name="P17"><text:span text:style-name="T2">Переменные в Prolog начинаются с большой буквы или символа подчеркивания.</text:span></text:p>
      <text:p text:style-name="P17"><text:span text:style-name="T2"/></text:p>
      <text:p text:style-name="P21"><text:span text:style-name="T2">% Правило: Если X — человек и X — философ, то X — мудрый.</text:span></text:p>
      <text:p text:style-name="P21"><text:span text:style-name="T2">мудрый(X) :- человек(X), философ(X).</text:span></text:p>
      <text:p text:style-name="P17"><text:span text:style-name="T2"/></text:p>
      <text:p text:style-name="P19"><text:soft-page-break/><text:span text:style-name="T2">Списки</text:span></text:p>
      <text:p text:style-name="P17"><text:span text:style-name="T2"/></text:p>
      <text:p text:style-name="P17"><text:span text:style-name="T2">Списки в Prolog записываются в квадратных скобках.</text:span></text:p>
      <text:p text:style-name="P17"><text:span text:style-name="T2"/></text:p>
      <text:p text:style-name="P21"><text:span text:style-name="T2">% Список: [голова|хвост]</text:span></text:p>
      <text:p text:style-name="P21"><text:span text:style-name="T2">список([1, 2, 3]).</text:span></text:p>
      <text:p text:style-name="P17"><text:span text:style-name="T2"/></text:p>
      <text:p text:style-name="P19"><text:span text:style-name="T2">Идеи и Логика Prolog. Декларативность</text:span></text:p>
      <text:p text:style-name="P17"><text:span text:style-name="T2"/></text:p>
      <text:p text:style-name="P17"><text:span text:style-name="T2">Prolog — декларативный язык, что означает, что программист описывает, что должно быть сделано, а не как это должно быть сделано. Это позволяет сосредоточиться на логике задачи, а не на деталях реализации.</text:span></text:p>
      <text:p text:style-name="P17"><text:span text:style-name="T2">Рекурсия</text:span></text:p>
      <text:p text:style-name="P17"><text:span text:style-name="T2"/></text:p>
      <text:p text:style-name="P17"><text:span text:style-name="T2">Рекурсия — это основной механизм для выражения повторяющихся задач в Prolog.</text:span></text:p>
      <text:p text:style-name="P17"><text:span text:style-name="T2"/></text:p>
      <text:p text:style-name="P21"><text:span text:style-name="T2">% Правило: Факториал числа N.</text:span></text:p>
      <text:p text:style-name="P21"><text:span text:style-name="T2">факториал(0, 1).</text:span></text:p>
      <text:p text:style-name="P21"><text:span text:style-name="T2">факториал(N, F) :- N &gt; 0, N1 is N - 1, факториал(N1, F1), F is N * F1.</text:span></text:p>
      <text:p text:style-name="P17"><text:span text:style-name="T2"/></text:p>
      <text:p text:style-name="P19"><text:span text:style-name="T2">Унификация</text:span></text:p>
      <text:p text:style-name="P17"><text:span text:style-name="T2"/></text:p>
      <text:p text:style-name="P17"><text:span text:style-name="T2">Унификация — это процесс сопоставления термов, который используется для выполнения запросов и применения правил.</text:span></text:p>
      <text:p text:style-name="P17"><text:span text:style-name="T2"/></text:p>
      <text:p text:style-name="P21"><text:span text:style-name="T2">% Правило: Если X — человек, то X — смертен.</text:span></text:p>
      <text:p text:style-name="P21"><text:span text:style-name="T2">смертен(X) :- человек(X).</text:span></text:p>
      <text:p text:style-name="P17"><text:span text:style-name="T2"/></text:p>
      <text:p text:style-name="P19"><text:span text:style-name="T2">Возможности Prolog. Обработка естественного языка</text:span></text:p>
      <text:p text:style-name="P17"><text:span text:style-name="T2"/></text:p>
      <text:p text:style-name="P17"><text:span text:style-name="T2"><text:tab/>Prolog широко используется для обработки естественного языка благодаря своей способности работать с символьными данными и сложными структурами.</text:span></text:p>
      <text:p text:style-name="P17"><text:span text:style-name="T2"/></text:p>
      <text:p text:style-name="P21"><text:span text:style-name="T2">% Правило: Если X — существительное, то X — слово.</text:span></text:p>
      <text:p text:style-name="P21"><text:span text:style-name="T2">слово(X) :- существительное(X).</text:span></text:p>
      <text:p text:style-name="P17"><text:span text:style-name="T2"/></text:p>
      <text:p text:style-name="P19"><text:span text:style-name="T2">Экспертные системы</text:span></text:p>
      <text:p text:style-name="P17"><text:span text:style-name="T2"/></text:p>
      <text:p text:style-name="P17"><text:span text:style-name="T2">Prolog идеально подходит для создания экспертных систем, где знания представлены в виде правил и фактов.</text:span></text:p>
      <text:p text:style-name="P17"><text:span text:style-name="T2"/></text:p>
      <text:p text:style-name="P21"><text:span text:style-name="T2">% Правило: Если у пациента жар и кашель, то у пациента грипп.</text:span></text:p>
      <text:p text:style-name="P21"><text:span text:style-name="T2">грипп(Пациент) :- жар(Пациент), кашель(Пациент).</text:span></text:p>
      <text:p text:style-name="P17"><text:span text:style-name="T2"/></text:p>
      <text:p text:style-name="P18"><text:soft-page-break/><text:span text:style-name="T8">Базы данных</text:span></text:p>
      <text:p text:style-name="P17"><text:span text:style-name="T2"/></text:p>
      <text:p text:style-name="P17"><text:span text:style-name="T2">Prolog можно использовать для создания и запроса баз данных, где данные представлены в виде фактов.</text:span></text:p>
      <text:p text:style-name="P17"><text:span text:style-name="T2"/></text:p>
      <text:p text:style-name="P21"><text:span text:style-name="T2">% Факт: Иван — студент.</text:span></text:p>
      <text:p text:style-name="P21"><text:span text:style-name="T2">студент(иван).</text:span></text:p>
      <text:p text:style-name="P21"><text:span text:style-name="T2"/></text:p>
      <text:p text:style-name="P21"><text:span text:style-name="T2">% Запрос: Кто студент?</text:span></text:p>
      <text:p text:style-name="P21"><text:span text:style-name="T2">?- студент(X).</text:span></text:p>
      <text:p text:style-name="P17"><text:span text:style-name="T2"/></text:p>
      <text:p text:style-name="P19"><text:span text:style-name="T2">Пример программы на Prolog</text:span></text:p>
      <text:p text:style-name="P17"><text:span text:style-name="T2"/></text:p>
      <text:p text:style-name="P17"><text:span text:style-name="T2">Рассмотрим пример программы, которая определяет семейные отношения.</text:span></text:p>
      <text:p text:style-name="P17"><text:span text:style-name="T2"/></text:p>
      <text:p text:style-name="P21"><text:span text:style-name="T2">% Факты: Родители и дети.</text:span></text:p>
      <text:p text:style-name="P21"><text:span text:style-name="T2">родитель(иван, петр).</text:span></text:p>
      <text:p text:style-name="P21"><text:span text:style-name="T2">родитель(мария, петр).</text:span></text:p>
      <text:p text:style-name="P21"><text:span text:style-name="T2">родитель(петр, аlex).</text:span></text:p>
      <text:p text:style-name="P21"><text:span text:style-name="T2"/></text:p>
      <text:p text:style-name="P21"><text:span text:style-name="T2">% Правило: Если X — родитель Y, то Y — ребенок X.</text:span></text:p>
      <text:p text:style-name="P21"><text:span text:style-name="T2">ребенок(Y, X) :- родитель(X, Y).</text:span></text:p>
      <text:p text:style-name="P21"><text:span text:style-name="T2"/></text:p>
      <text:p text:style-name="P21"><text:span text:style-name="T2">% Правило: Если X — родитель Y и Y — родитель Z, то X — дедушка/бабушка Z.</text:span></text:p>
      <text:p text:style-name="P21"><text:span text:style-name="T2">дедушка_бабушка(X, Z) :- родитель(X, Y), родитель(Y, Z).</text:span></text:p>
      <text:p text:style-name="P21"><text:span text:style-name="T2"/></text:p>
      <text:p text:style-name="P21"><text:span text:style-name="T2">% Запрос: Кто дедушка/бабушка аlex?</text:span></text:p>
      <text:p text:style-name="P21"><text:span text:style-name="T2">?- дедушка_бабушка(X, alex).</text:span></text:p>
      <text:p text:style-name="P22"><text:span text:style-name="T2"/></text:p>
      <text:p text:style-name="P12"><text:span text:style-name="T2">Решение конкретных задач на Prolog.</text:span></text:p>
      <text:p text:style-name="P15"><text:span text:style-name="T6"><text:tab/>Настоящее домашнее задание представляет собой не только теоретическое описание возможностей языка парадигмы логического программирования, но и решение трёх конкретных алгоритмических задач.</text:span></text:p>
      <text:p text:style-name="P15"><text:span text:style-name="T6"/></text:p>
      <text:p text:style-name="P12"><text:span text:style-name="T6">Задача 1. Шахматные клетки</text:span></text:p>
      <text:p text:style-name="P14"><text:span text:style-name="T6">Условие задачи</text:span></text:p>
      <text:p text:style-name="P15"><text:span text:style-name="T6"><text:tab/>На вход программе подаётся две шахматных клетки в формате стандартной шахматной нотации (например, а1 — левый нижний угол доски, если смотреть со стороны белых). Требуется определить, одного ли цвета эти две клетки. В случае положительного исхода напечатать «YES», в противном случае - «NO».</text:span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3"><text:soft-page-break/><text:span text:style-name="T6">Текст программы</text:span></text:p>
      <text:p text:style-name="P22">:- prompt(_, '').</text:p>
      <text:p text:style-name="P22"/>
      <text:p text:style-name="P22">spaces(" \s\n\t").</text:p>
      <text:p text:style-name="P22"/>
      <text:p text:style-name="P22">read_input(X1, Y1, X2, Y2) :-</text:p>
      <text:p text:style-name="P22"><text:s text:c="4"/>read_string(current_input, _, Input),</text:p>
      <text:p text:style-name="P22"><text:s text:c="4"/>spaces(S),</text:p>
      <text:p text:style-name="P22"><text:s text:c="4"/>split_string(Input, S, S, Words),</text:p>
      <text:p text:style-name="P22"><text:s text:c="4"/>Words = [Str],</text:p>
      <text:p text:style-name="P22"><text:s text:c="4"/>string_codes(Str, Codes),</text:p>
      <text:p text:style-name="P22"><text:s text:c="4"/>Codes = [A1, Y1, A2, Y2],</text:p>
      <text:p text:style-name="P22"><text:s text:c="4"/>X1 is A1 - 0'a + 1,</text:p>
      <text:p text:style-name="P22"><text:s text:c="4"/>X2 is A2 - 0'a + 1.</text:p>
      <text:p text:style-name="P22"/>
      <text:p text:style-name="P22">result(0, "YES").</text:p>
      <text:p text:style-name="P22">result(1, "NO").</text:p>
      <text:p text:style-name="P22"/>
      <text:p text:style-name="P22">:-</text:p>
      <text:p text:style-name="P22"><text:s text:c="4"/>read_input(X1, Y1, X2, Y2),</text:p>
      <text:p text:style-name="P22"><text:s text:c="4"/>A is (X1 + Y1 + X2 + Y2) mod 2,</text:p>
      <text:p text:style-name="P22"><text:s text:c="4"/>result(A, Answer),</text:p>
      <text:p text:style-name="P22"><text:s text:c="4"/>write(Answer), nl, halt.</text:p>
      <text:p text:style-name="P22"/>
      <text:p text:style-name="P25">Вывод программы</text:p>
      <text:p text:style-name="P23">a1b1</text:p>
      <text:p text:style-name="P23">NO</text:p>
      <text:p text:style-name="P23"/>
      <text:p text:style-name="P23">a1b2</text:p>
      <text:p text:style-name="P23">YES</text:p>
      <text:p text:style-name="P23"/>
      <text:p text:style-name="P23">a1e4</text:p>
      <text:p text:style-name="P23">NO</text:p>
      <text:p text:style-name="P23"/>
      <text:p text:style-name="P23">e4e5</text:p>
      <text:p text:style-name="P23">NO</text:p>
      <text:p text:style-name="P23"/>
      <text:p text:style-name="P23">e5h7</text:p>
      <text:p text:style-name="P23">NO</text:p>
      <text:p text:style-name="P25"/>
      <text:p text:style-name="P25"/>
      <text:p text:style-name="P25"/>
      <text:p text:style-name="P25"/>
      <text:p text:style-name="P25"/>
      <text:p text:style-name="P25"/>
      <text:p text:style-name="P12"><text:soft-page-break/><text:span text:style-name="T6">Задача 2. Пузырьковая сортировка</text:span></text:p>
      <text:p text:style-name="P14"><text:span text:style-name="T6">Условие задачи</text:span></text:p>
      <text:p text:style-name="P16"><text:span text:style-name="T6">На вход подаётся массив целых чисел. Нужно пошагово отсортировать его алгоритмом bubble-sort.</text:span></text:p>
      <text:p text:style-name="P16"><text:span text:style-name="T6"/></text:p>
      <text:p text:style-name="P14"><text:span text:style-name="T6">Текст программы</text:span></text:p>
      <text:p text:style-name="P16"><text:span text:style-name="T6">:- prompt(_, '').</text:span></text:p>
      <text:p text:style-name="P16"><text:span text:style-name="T6"/></text:p>
      <text:p text:style-name="P16"><text:span text:style-name="T6">bubble([], [], 0).</text:span></text:p>
      <text:p text:style-name="P16"><text:span text:style-name="T6">bubble([X], [X], 0).</text:span></text:p>
      <text:p text:style-name="P16"><text:span text:style-name="T6">bubble([X, Y | Tail], [Y | Local], 1) :- Y &lt; X, bubble([X | Tail], Local, _).</text:span></text:p>
      <text:p text:style-name="P16"><text:span text:style-name="T6">bubble([X, Y | Tail], [X | Local], Z) :- X =&lt; Y, bubble([Y | Tail], Local, Z).</text:span></text:p>
      <text:p text:style-name="P16"><text:span text:style-name="T6"/></text:p>
      <text:p text:style-name="P16"><text:span text:style-name="T6">elements_write([]) :- !.</text:span></text:p>
      <text:p text:style-name="P16"><text:span text:style-name="T6">elements_write([Head | Tail]) :- write(Head), write(' '), elements_write(Tail).</text:span></text:p>
      <text:p text:style-name="P16"><text:span text:style-name="T6"/></text:p>
      <text:p text:style-name="P16"><text:span text:style-name="T6">sort(L) :- bubble(L, _, T), T =:= 0, !.</text:span></text:p>
      <text:p text:style-name="P16"><text:span text:style-name="T6">sort(L) :- bubble(L, Local, T), T =:= 1, elements_write(Local), nl, sort(Local).</text:span></text:p>
      <text:p text:style-name="P16"><text:span text:style-name="T6"/></text:p>
      <text:p text:style-name="P16"><text:span text:style-name="T6">spaces(" \n\t").</text:span></text:p>
      <text:p text:style-name="P16"><text:span text:style-name="T6"/></text:p>
      <text:p text:style-name="P16"><text:span text:style-name="T6">:- </text:span></text:p>
      <text:p text:style-name="P16"><text:span text:style-name="T6"><text:s text:c="4"/>spaces(S),</text:span></text:p>
      <text:p text:style-name="P16"><text:span text:style-name="T6"><text:s text:c="4"/>read_string(user_input, _, Input),</text:span></text:p>
      <text:p text:style-name="P16"><text:span text:style-name="T6"><text:s text:c="4"/>split_string(Input, S, S, Words),</text:span></text:p>
      <text:p text:style-name="P16"><text:span text:style-name="T6"><text:s text:c="4"/>findall(N, (member(W, Words), number_string(N, W)), Numbers),</text:span></text:p>
      <text:p text:style-name="P16"><text:span text:style-name="T6"><text:s text:c="4"/>sort(Numbers),</text:span></text:p>
      <text:p text:style-name="P16"><text:span text:style-name="T6"><text:s text:c="4"/>halt.</text:span></text:p>
      <text:p text:style-name="P14"><text:span text:style-name="T6"><text:line-break/>Вывод программы<text:line-break/></text:span><text:span text:style-name="T5">3 2 4 5 1</text:span></text:p>
      <text:p text:style-name="P16"><text:span text:style-name="T6">2 3 4 1 5 </text:span></text:p>
      <text:p text:style-name="P16"><text:span text:style-name="T6">2 3 1 4 5 </text:span></text:p>
      <text:p text:style-name="P16"><text:span text:style-name="T6">2 1 3 4 5 </text:span></text:p>
      <text:p text:style-name="P16"><text:span text:style-name="T6">1 2 3 4 5</text:span></text:p>
      <text:p text:style-name="P16"><text:span text:style-name="T6"/></text:p>
      <text:p text:style-name="P16"><text:span text:style-name="T6">5 4 3 2 1</text:span></text:p>
      <text:p text:style-name="P16"><text:span text:style-name="T6">4 3 2 1 5 </text:span></text:p>
      <text:p text:style-name="P16"><text:span text:style-name="T6">3 2 1 4 5 </text:span></text:p>
      <text:p text:style-name="P16"><text:span text:style-name="T6">2 1 3 4 5 </text:span></text:p>
      <text:p text:style-name="P16"><text:span text:style-name="T6">1 2 3 4 5</text:span></text:p>
      <text:p text:style-name="P16"><text:span text:style-name="T6"/></text:p>
      <text:p text:style-name="P16"><text:span text:style-name="T6">34 9 -1 100500 43 42 573 5 6 7 4 3 1 </text:span></text:p>
      <text:p text:style-name="P16"><text:span text:style-name="T6">9 -1 34 43 42 573 5 6 7 4 3 1 100500 </text:span></text:p>
      <text:p text:style-name="P16"><text:span text:style-name="T6">-1 9 34 42 43 5 6 7 4 3 1 573 100500 </text:span></text:p>
      <text:p text:style-name="P16"><text:soft-page-break/><text:span text:style-name="T6">-1 9 34 42 5 6 7 4 3 1 43 573 100500 </text:span></text:p>
      <text:p text:style-name="P16"><text:span text:style-name="T6">-1 9 34 5 6 7 4 3 1 42 43 573 100500 </text:span></text:p>
      <text:p text:style-name="P16"><text:span text:style-name="T6">-1 9 5 6 7 4 3 1 34 42 43 573 100500 </text:span></text:p>
      <text:p text:style-name="P16"><text:span text:style-name="T6">-1 5 6 7 4 3 1 9 34 42 43 573 100500 </text:span></text:p>
      <text:p text:style-name="P16"><text:span text:style-name="T6">-1 5 6 4 3 1 7 9 34 42 43 573 100500 </text:span></text:p>
      <text:p text:style-name="P16"><text:span text:style-name="T6">-1 5 4 3 1 6 7 9 34 42 43 573 100500 </text:span></text:p>
      <text:p text:style-name="P16"><text:span text:style-name="T6">-1 4 3 1 5 6 7 9 34 42 43 573 100500 </text:span></text:p>
      <text:p text:style-name="P16"><text:span text:style-name="T6">-1 3 1 4 5 6 7 9 34 42 43 573 100500 </text:span></text:p>
      <text:p text:style-name="P16"><text:span text:style-name="T6">-1 1 3 4 5 6 7 9 34 42 43 573 100500</text:span></text:p>
      <text:p text:style-name="P16"><text:span text:style-name="T6"/></text:p>
      <text:p text:style-name="P16"><text:span text:style-name="T6"/></text:p>
      <text:p text:style-name="P12"><text:span text:style-name="T6">Задача 3. Печать квадратов из звёздочек</text:span></text:p>
      <text:p text:style-name="P14"><text:span text:style-name="T6">Условие задачи</text:span></text:p>
      <text:p text:style-name="P16"><text:span text:style-name="T6"><text:tab/>На вход подаётся два натуральных числа m и n. Требуется напечатать в консоль </text:span><text:span text:style-name="T7">n</text:span><text:span text:style-name="T6"> «полых» квадратов длины</text:span><text:span text:style-name="T7"> m</text:span><text:span text:style-name="T6">, составленных из звёздочек, разделённых пробелами.</text:span></text:p>
      <text:p text:style-name="P16"><text:span text:style-name="T6"/></text:p>
      <text:p text:style-name="P14"><text:span text:style-name="T6">Текст программы</text:span></text:p>
      <text:p text:style-name="P16"><text:span text:style-name="T6">:- prompt(_, '').</text:span></text:p>
      <text:p text:style-name="P16"><text:span text:style-name="T6"/></text:p>
      <text:p text:style-name="P16"><text:span text:style-name="T6">spaces(" \n\t").</text:span></text:p>
      <text:p text:style-name="P16"><text:span text:style-name="T6"/></text:p>
      <text:p text:style-name="P16"><text:span text:style-name="T6">% repeat_string(S, -1, "") :- !.</text:span></text:p>
      <text:p text:style-name="P16"><text:span text:style-name="T6">repeat_string(_, 0, "") :- !.</text:span></text:p>
      <text:p text:style-name="P16"><text:span text:style-name="T6">repeat_string(S, N, Result) :- N1 is N-1, repeat_string(S, N1, Local), string_concat(S, Local, Result).</text:span></text:p>
      <text:p text:style-name="P16"><text:span text:style-name="T6"/></text:p>
      <text:p text:style-name="P16"><text:span text:style-name="T6">write_string_n_times(_, 0) :- !.</text:span></text:p>
      <text:p text:style-name="P16"><text:span text:style-name="T6">write_string_n_times(S, N) :- </text:span></text:p>
      <text:p text:style-name="P16"><text:span text:style-name="T6"><text:s text:c="4"/>N1 is N-1,</text:span></text:p>
      <text:p text:style-name="P16"><text:span text:style-name="T6"><text:s text:c="4"/>writeln(S),</text:span></text:p>
      <text:p text:style-name="P16"><text:span text:style-name="T6"><text:s text:c="4"/>write_string_n_times(S, N1).</text:span></text:p>
      <text:p text:style-name="P16"><text:span text:style-name="T6"/></text:p>
      <text:p text:style-name="P16"><text:span text:style-name="T6">:-</text:span></text:p>
      <text:p text:style-name="P16"><text:span text:style-name="T6"><text:s text:c="4"/>spaces(S),</text:span></text:p>
      <text:p text:style-name="P16"><text:span text:style-name="T6"><text:s text:c="4"/>read_string(user_input, _, Input),</text:span></text:p>
      <text:p text:style-name="P16"><text:span text:style-name="T6"><text:s text:c="4"/>split_string(Input, S, S, Words),</text:span></text:p>
      <text:p text:style-name="P16"><text:span text:style-name="T6"><text:s text:c="4"/>findall(N, (member(W, Words), number_string(N, W)), Numbers),</text:span></text:p>
      <text:p text:style-name="P16"><text:span text:style-name="T6"><text:s text:c="4"/>[N, K] = Numbers,</text:span></text:p>
      <text:p text:style-name="P16"><text:span text:style-name="T6"><text:s text:c="4"/>repeat_string("*", N, Local),</text:span></text:p>
      <text:p text:style-name="P16"><text:span text:style-name="T6"><text:s text:c="4"/>string_concat(Local, " ", Local2),</text:span></text:p>
      <text:p text:style-name="P16"><text:span text:style-name="T6"><text:s text:c="4"/>repeat_string(Local2, K, Border),</text:span></text:p>
      <text:p text:style-name="P16"><text:span text:style-name="T6"><text:s text:c="4"/></text:span></text:p>
      <text:p text:style-name="P16"><text:span text:style-name="T6"><text:s text:c="4"/>(N &gt; 1 -&gt;</text:span></text:p>
      <text:p text:style-name="P16"><text:span text:style-name="T6"><text:s text:c="8"/>N2 is N-2,</text:span></text:p>
      <text:p text:style-name="P16"><text:soft-page-break/><text:span text:style-name="T6"><text:s text:c="8"/>repeat_string(" ", N2, Spaces),</text:span></text:p>
      <text:p text:style-name="P16"><text:span text:style-name="T6"><text:s text:c="8"/>string_concat("*", Spaces, Local3),</text:span></text:p>
      <text:p text:style-name="P16"><text:span text:style-name="T6"><text:s text:c="8"/>string_concat(Local3, "* ", Local4),</text:span></text:p>
      <text:p text:style-name="P16"><text:span text:style-name="T6"><text:s text:c="8"/>repeat_string(Local4, K, Inner),</text:span></text:p>
      <text:p text:style-name="P16"><text:span text:style-name="T6"><text:s text:c="8"/></text:span></text:p>
      <text:p text:style-name="P16"><text:span text:style-name="T6"><text:s text:c="8"/>writeln(Border),</text:span></text:p>
      <text:p text:style-name="P16"><text:span text:style-name="T6"><text:s text:c="8"/>write_string_n_times(Inner, N2),</text:span></text:p>
      <text:p text:style-name="P16"><text:span text:style-name="T6"><text:s text:c="8"/>writeln(Border);</text:span></text:p>
      <text:p text:style-name="P16"><text:span text:style-name="T6"><text:s text:c="8"/>repeat_string("* ", K, Result),</text:span></text:p>
      <text:p text:style-name="P16"><text:span text:style-name="T6"><text:s text:c="8"/>writeln(Result)</text:span></text:p>
      <text:p text:style-name="P16"><text:span text:style-name="T6"><text:s text:c="4"/>),</text:span></text:p>
      <text:p text:style-name="P16"><text:span text:style-name="T6"><text:s text:c="4"/>halt.</text:span></text:p>
      <text:p text:style-name="P16"><text:span text:style-name="T6"/></text:p>
      <text:p text:style-name="P14"><text:span text:style-name="T6">Вывод программы</text:span></text:p>
      <text:p text:style-name="P16"><text:span text:style-name="T6">1 1</text:span></text:p>
      <text:p text:style-name="P16"><text:span text:style-name="T6">*</text:span></text:p>
      <text:p text:style-name="P16"><text:span text:style-name="T6"/></text:p>
      <text:p text:style-name="P16"><text:span text:style-name="T6">2 3</text:span></text:p>
      <text:p text:style-name="P16"><text:span text:style-name="T6">** ** ** </text:span></text:p>
      <text:p text:style-name="P16"><text:span text:style-name="T6">** ** ** </text:span></text:p>
      <text:p text:style-name="P16"><text:span text:style-name="T6"/></text:p>
      <text:p text:style-name="P16"><text:span text:style-name="T6">3 2</text:span></text:p>
      <text:p text:style-name="P16"><text:span text:style-name="T6">*** *** </text:span></text:p>
      <text:p text:style-name="P16"><text:span text:style-name="T6">* <text:s/>* * <text:s/>* </text:span></text:p>
      <text:p text:style-name="P16"><text:span text:style-name="T6">*** *** </text:span></text:p>
      <text:p text:style-name="P16"><text:span text:style-name="T6"/></text:p>
      <text:p text:style-name="P16"><text:span text:style-name="T6">5 1</text:span></text:p>
      <text:p text:style-name="P16"><text:span text:style-name="T6">***** </text:span></text:p>
      <text:p text:style-name="P16"><text:span text:style-name="T6">* <text:s text:c="5"/>* </text:span></text:p>
      <text:p text:style-name="P16"><text:span text:style-name="T6">* <text:s text:c="5"/>* </text:span></text:p>
      <text:p text:style-name="P16"><text:span text:style-name="T6">* <text:s text:c="5"/>* </text:span></text:p>
      <text:p text:style-name="P16"><text:span text:style-name="T6">***** </text:span></text:p>
      <text:p text:style-name="P16"><text:span text:style-name="T6"/></text:p>
      <text:p text:style-name="P16"><text:span text:style-name="T6">1 5</text:span></text:p>
      <text:p text:style-name="P16"><text:span text:style-name="T6">* * * * * </text:span></text:p>
      <text:p text:style-name="P16"><text:span text:style-name="T6"/></text:p>
      <text:p text:style-name="P16"><text:span text:style-name="T6">7 7</text:span></text:p>
      <text:p text:style-name="P16"><text:span text:style-name="T6">******* ******* ******* ******* ******* ******* ******* </text:span></text:p>
      <text:p text:style-name="P16"><text:span text:style-name="T6">* <text:s text:c="4"/><text:tab/> <text:s/>* * <text:s text:c="9"/>* * <text:s text:c="9"/>* * <text:s text:c="9"/>* * <text:s text:c="9"/>* * <text:s text:c="9"/>* * <text:s text:c="4"/>* </text:span></text:p>
      <text:p text:style-name="P16"><text:span text:style-name="T6">* <text:s text:c="9"/>* * <text:s text:c="9"/>* * <text:s text:c="9"/>* * <text:s text:c="9"/>* * <text:s text:c="9"/>* * <text:s text:c="9"/>* * <text:s text:c="4"/>* </text:span></text:p>
      <text:p text:style-name="P16"><text:span text:style-name="T6">* <text:s text:c="9"/>* * <text:s text:c="9"/>* * <text:s text:c="9"/>* * <text:s text:c="9"/>* * <text:s text:c="9"/>* * <text:s text:c="9"/>* * <text:s text:c="4"/>* </text:span></text:p>
      <text:p text:style-name="P16"><text:span text:style-name="T6">* <text:s text:c="9"/>* * <text:s text:c="9"/>* * <text:s text:c="9"/>* * <text:s text:c="9"/>* * <text:s text:c="9"/>* * <text:s text:c="9"/>* * <text:s text:c="4"/>* </text:span></text:p>
      <text:p text:style-name="P16"><text:span text:style-name="T6">* <text:s text:c="9"/>* * <text:s text:c="9"/>* * <text:s text:c="9"/>* * <text:s text:c="9"/>* * <text:s text:c="9"/>* * <text:s text:c="9"/>* * <text:s text:c="4"/>* </text:span></text:p>
      <text:p text:style-name="P16"><text:span text:style-name="T6">******* ******* ******* ******* ******* ******* *******</text:span></text:p>
      <text:p text:style-name="P16"><text:span text:style-name="T6"/></text:p>
      <text:p text:style-name="P26"><text:soft-page-break/><text:span text:style-name="T2">Заключение</text:span></text:p>
      <text:p text:style-name="P26"><text:span text:style-name="T2"/></text:p>
      <text:p text:style-name="P24"><text:span text:style-name="T2"><text:tab/>Prolog — мощный язык программирования, который предоставляет уникальные возможности для работы с логическими задачами. Его декларативный подход, рекурсия и унификация делают его идеальным инструментом для решения сложных проблем в области искусственного интеллекта и обработки данных.</text:span></text:p>
      <text:p text:style-name="P26"><text:span text:style-name="T2"/></text:p>
      <text:p text:style-name="P1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4:31:28.751006850</meta:creation-date>
    <dc:date>2024-12-18T14:56:11.678133310</dc:date>
    <meta:editing-duration>PT2M37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9" meta:paragraph-count="222" meta:word-count="1264" meta:character-count="8152" meta:non-whitespace-character-count="6484"/>
  </office:meta>
</office:document-meta>
</file>